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Text_20_body">
      <style:text-properties style:font-name="Calibri"/>
    </style:style>
    <style:style style:name="P2" style:family="paragraph" style:parent-style-name="Text_20_body">
      <style:paragraph-properties fo:line-height="107%"/>
      <style:text-properties style:font-name="Calibri" fo:font-size="14pt" fo:font-weight="bold"/>
    </style:style>
    <style:style style:name="P3" style:family="paragraph" style:parent-style-name="Text_20_body">
      <style:text-properties style:font-name="Calibri" style:text-underline-style="solid" style:text-underline-width="auto" style:text-underline-color="font-color"/>
    </style:style>
    <style:style style:name="P4" style:family="paragraph" style:parent-style-name="Header">
      <style:paragraph-properties fo:text-align="end" style:justify-single-word="false"/>
      <style:text-properties style:font-name="Calibri" fo:font-size="16pt" officeooo:rsid="0017b3ec" officeooo:paragraph-rsid="0017b3ec" style:font-size-asian="14pt" style:font-size-complex="16pt"/>
    </style:style>
    <style:style style:name="P5" style:family="paragraph" style:parent-style-name="Standard">
      <style:text-properties style:font-name="Calibri"/>
    </style:style>
    <style:style style:name="T1" style:family="text">
      <style:text-properties fo:font-style="italic"/>
    </style:style>
    <style:style style:name="T2" style:family="text">
      <style:text-properties officeooo:rsid="0017b3ec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officeooo:rsid="0018eaed" style:font-size-asian="22pt" style:font-size-complex="22pt"/>
    </style:style>
    <style:style style:name="T7" style:family="text">
      <style:text-properties style:text-position="super 58%" fo:font-size="12pt" style:font-size-asian="12pt" style:font-size-complex="12pt"/>
    </style:style>
    <style:style style:name="T8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imum Viable Product</text:p>
      <text:p text:style-name="P1">-We need users in some form to save their event bookings</text:p>
      <text:p text:style-name="P1"><text:tab/> <text:span text:style-name="T1">-As a customer I want my bookings to be saved and be able to access them whenever</text:span></text:p>
      <text:p text:style-name="P1"/>
      <text:p text:style-name="P1">-User needs to be able to make multiple events</text:p>
      <text:p text:style-name="P1">-Push them to create a new event on first login</text:p>
      <text:p text:style-name="P1"><text:tab/> <text:span text:style-name="T1">-As a customer I want to be able to create events</text:span></text:p>
      <text:p text:style-name="P1"><text:tab/> <text:span text:style-name="T1">-As a customer I want to be able to edit event info, like its name, type, date, etc</text:span></text:p>
      <text:p text:style-name="P1"/>
      <text:p text:style-name="P1">-Invoice itemizes all the services in your event and tallies a total cost</text:p>
      <text:p text:style-name="P1"><text:tab/> <text:span text:style-name="T1">-As a customer I want to track the cost of my events</text:span></text:p>
      <text:p text:style-name="P1"/>
      <text:p text:style-name="P1">-Event should list all the services in <text:span text:style-name="T2">that</text:span> event</text:p>
      <text:p text:style-name="P1"><text:tab/> <text:span text:style-name="T1">-As a customer I want to review the services in my booked event</text:span></text:p>
      <text:p text:style-name="P1"/>
      <text:p text:style-name="P1">-Sort by price</text:p>
      <text:p text:style-name="P1">-Filter by a price range</text:p>
      <text:p text:style-name="P1"><text:tab/> <text:span text:style-name="T1">-As a customer I want to be able to sort by price</text:span></text:p>
      <text:p text:style-name="P1"><text:tab/> <text:span text:style-name="T1">-As a customer I want to filter out services out of my price rang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Stack Discussion</text:p>
      <text:p text:style-name="P3">DevOPs: Kenny</text:p>
      <text:p text:style-name="P1">-Tech used:</text:p>
      <text:p text:style-name="P1"><text:tab/> -AWS</text:p>
      <text:p text:style-name="P1"><text:tab/> -Rest API</text:p>
      <text:p text:style-name="P1"/>
      <text:p text:style-name="P3">Back End: Paul, Jeff</text:p>
      <text:p text:style-name="P1">-Tech used:</text:p>
      <text:p text:style-name="P1"><text:tab/> -PHP</text:p>
      <text:p text:style-name="P1"><text:tab/> -MySQL</text:p>
      <text:p text:style-name="P1"/>
      <text:p text:style-name="P3">Android: Eric, Bailey</text:p>
      <text:p text:style-name="P1">-Tech used:</text:p>
      <text:p text:style-name="P1"><text:tab/> -Java 8?</text:p>
      <text:p text:style-name="P1"/>
      <text:p text:style-name="P3">iOS: Kieran</text:p>
      <text:p text:style-name="P1">-Tech used:</text:p>
      <text:p text:style-name="P1"><text:tab/> -Swift</text:p>
      <text:p text:style-name="P1"/>
      <text:p text:style-name="P3">Web: Mitchell, Marvin</text:p>
      <text:p text:style-name="P1">-Tech used:</text:p>
      <text:p text:style-name="P1"><text:tab/> -Jquery (UI?)</text:p>
      <text:p text:style-name="P1"><text:tab/> -Maybe Angular?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libri" fo:font-size="16pt" officeooo:rsid="0017b3ec" officeooo:paragraph-rsid="0017b3ec" style:font-size-asian="14pt" style:font-size-complex="16pt"/>
    </style:style>
    <style:style style:name="MT1" style:family="text">
      <style:text-properties fo:font-size="22pt" officeooo:rsid="0018eaed" style:font-size-asian="22pt" style:font-size-complex="22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style:text-position="super 58%" fo:font-size="12pt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<text:span text:style-name="MT1">Project</text:span><text:span text:style-name="MT2"> Meeting</text:span> <text:s text:c="26"/><text:span text:style-name="MT3">Thursday, Jan 26</text:span><text:span text:style-name="MT4">th</text:span><text:span text:style-name="MT3"> </text:span></text:p>
      </style:head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4:51:53.977000000</meta:creation-date>
    <dc:date>2017-01-26T14:57:24.365000000</dc:date>
    <meta:editing-duration>PT5M34S</meta:editing-duration>
    <meta:editing-cycles>2</meta:editing-cycles>
    <meta:generator>LibreOffice/5.2.3.3$Windows_x86 LibreOffice_project/d54a8868f08a7b39642414cf2c8ef2f228f780cf</meta:generator>
    <meta:document-statistic meta:table-count="0" meta:image-count="0" meta:object-count="0" meta:page-count="2" meta:paragraph-count="35" meta:word-count="203" meta:character-count="1087" meta:non-whitespace-character-count="862"/>
  </office:meta>
</office:document-meta>
</file>